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language="ru" fo:country="RU" officeooo:rsid="000cc5dc" officeooo:paragraph-rsid="000cc5dc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language="en" fo:country="US" fo:font-weight="bold" officeooo:rsid="000b8672" style:font-size-asian="14pt" style:font-weight-asian="bold" style:font-size-complex="14pt"/>
    </style:style>
    <style:style style:name="T4" style:family="text">
      <style:text-properties fo:font-size="14pt" fo:language="en" fo:country="US" style:font-size-asian="14pt"/>
    </style:style>
    <style:style style:name="T5" style:family="text">
      <style:text-properties fo:font-size="14pt" fo:language="en" fo:country="US" officeooo:rsid="000b96e4" style:font-size-asian="14pt"/>
    </style:style>
    <style:style style:name="T6" style:family="text">
      <style:text-properties fo:font-size="14pt" fo:language="en" fo:country="US" officeooo:rsid="000cc5dc" style:font-size-asian="14pt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0b8672" style:font-size-asian="14pt"/>
    </style:style>
    <style:style style:name="T9" style:family="text">
      <style:text-properties fo:font-size="14pt" officeooo:rsid="000b96e4" style:font-size-asian="14pt"/>
    </style:style>
    <style:style style:name="T10" style:family="text">
      <style:text-properties fo:font-size="14pt" fo:font-weight="normal" officeooo:rsid="000b96e4" style:font-size-asian="14pt" style:font-weight-asian="normal" style:font-weight-complex="normal"/>
    </style:style>
    <style:style style:name="T11" style:family="text">
      <style:text-properties fo:font-size="14pt" fo:font-weight="normal" officeooo:rsid="000d0346" style:font-size-asian="14pt" style:font-weight-asian="normal" style:font-weight-complex="normal"/>
    </style:style>
    <style:style style:name="T12" style:family="text">
      <style:text-properties fo:font-size="14pt" fo:language="ru" fo:country="RU" officeooo:rsid="000b96e4" style:font-size-asian="14pt"/>
    </style:style>
    <style:style style:name="T13" style:family="text">
      <style:text-properties fo:font-size="14pt" fo:language="ru" fo:country="RU" officeooo:rsid="000cc5dc" style:font-size-asian="14pt"/>
    </style:style>
    <style:style style:name="T14" style:family="text">
      <style:text-properties fo:font-weight="bold" style:font-weight-asian="bold"/>
    </style:style>
    <style:style style:name="T15" style:family="text">
      <style:text-properties fo:color="#000000" loext:opacity="100%" style:font-name="JetBrains Mono" fo:font-size="14pt" fo:language="en" fo:country="US" fo:font-style="normal" fo:font-weight="normal" officeooo:rsid="000b96e4" style:font-size-asian="14pt" style:font-style-asian="normal" style:font-weight-asian="normal"/>
    </style:style>
    <style:style style:name="T16" style:family="text">
      <style:text-properties officeooo:rsid="000d0346"/>
    </style:style>
    <style:style style:name="T17" style:family="text">
      <style:text-properties fo:language="en" fo:country="US" officeooo:rsid="000d03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Пояснительная записка к проекту «</text:span><text:span text:style-name="T3">Open_p</text:span><text:span text:style-name="T2">».</text:span><text:span text:style-name="T2"/></text:p>
      <text:p text:style-name="P3"><text:span text:style-name="T14"><text:tab/></text:span><text:span text:style-name="T1">Автор: </text:span><text:span text:style-name="T7">Столяров Владимир Антонович</text:span><text:span text:style-name="T7"/></text:p>
      <text:p text:style-name="P3"><text:span text:style-name="T1">Описание:</text:span><text:span text:style-name="T7"/></text:p>
      <text:p text:style-name="P3"><text:span text:style-name="T7">Проект представляет собой </text:span><text:span text:style-name="T8">сайт, на котором можно открывать ящики и выбивать персонажей, впоследствии их продать и купить других</text:span><text:span text:style-name="T7">.</text:span><text:span text:style-name="T7"/></text:p>
      <text:p text:style-name="P3"><text:span text:style-name="T1">Реализация:</text:span><text:span text:style-name="T1"/></text:p>
      <text:p text:style-name="P3"><text:span text:style-name="T1"><text:tab/></text:span><text:span text:style-name="T10">На сайте ты </text:span><text:span text:style-name="T11">сам </text:span><text:span text:style-name="T10">выбираешь что делать. Можно открывать боксы и выбивать персонажей. Можно изучать энциклопедию персонажей. В инвентаре выбитых персонажей можно продать и получить </text:span><text:span text:style-name="T11">монеты</text:span><text:span text:style-name="T10">. Открыть магазин и купить любого персонажа за </text:span><text:span text:style-name="T11">монеты</text:span><text:span text:style-name="T10">. Открыть профиль и увидеть информацию о себе, которую ты заполнял при регистрации. В профиле можно поменять аватарку на свою, либо выбрать её из перечисленных.</text:span><text:span text:style-name="T7"/></text:p>
      <text:p text:style-name="P3"><text:span text:style-name="T1">Для работы использованы:</text:span><text:span text:style-name="T1"/></text:p>
      <text:p text:style-name="P3"><text:span text:style-name="T7">Для хранения данных </text:span><text:span text:style-name="T9">о курсе</text:span><text:span text:style-name="T12"> </text:span><text:span text:style-name="T6">м</text:span><text:span text:style-name="T13">онет</text:span><text:span text:style-name="T5"> </text:span><text:span text:style-name="T9">использовал </text:span><text:span text:style-name="T5">txt </text:span><text:span text:style-name="T12">файл</text:span><text:span text:style-name="T7">.</text:span><text:span text:style-name="T7"/></text:p>
      <text:p text:style-name="P3"><text:span text:style-name="T7">Для создания </text:span><text:span text:style-name="T9">сайта</text:span><text:span text:style-name="T7"> использовалась программа “ </text:span><text:span text:style-name="T4">PYcharm</text:span><text:span text:style-name="T7"> ”.</text:span><text:span text:style-name="T7"/></text:p>
      <text:p text:style-name="P3"><text:span text:style-name="T7">Для создания кода на языке </text:span><text:span text:style-name="T4">Python</text:span><text:span text:style-name="T7"> использовалась программа “</text:span><text:span text:style-name="T4">PYcharm</text:span><text:span text:style-name="T7">”.</text:span><text:span text:style-name="T7"/></text:p>
      <text:p text:style-name="P3"><text:span text:style-name="T7">Для запуска проекта необходимы библиотеки: flask, flask_login, sqlalchemy, flask_wtf, wtforms, sqlalchemy, datetime, requests, beautifulsoup4, pip._vendor, </text:span><text:span text:style-name="T15">random, bs4, sqlite3, base64, datetime.</text:span><text:span text:style-name="T7"/></text:p>
      <text:p text:style-name="P1">Для хранения данных о пользователях использовал б<text:span text:style-name="T16">азу данных </text:span><text:span text:style-name="T17">sqlite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6pt" fo:language="ru" fo:country="RU" style:letter-kerning="false" style:font-name-asian="Calibri" style:font-size-asian="16pt" style:language-asian="en" style:country-asian="US" style:font-name-complex="Times New Roman1" style:font-size-complex="16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6pt" fo:language="ru" fo:country="RU" style:letter-kerning="false" style:font-name-asian="Calibri" style:font-size-asian="16pt" style:language-asian="en" style:country-asian="US" style:font-name-complex="Times New Roman1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асилий Исовский</meta:initial-creator>
    <meta:editing-cycles>10</meta:editing-cycles>
    <meta:creation-date>2021-11-08T17:52:00</meta:creation-date>
    <dc:date>2024-04-25T20:27:17.740000000</dc:date>
    <meta:editing-duration>PT1H28M57S</meta:editing-duration>
    <meta:generator>LibreOffice/7.5.1.2$Windows_X86_64 LibreOffice_project/fcbaee479e84c6cd81291587d2ee68cba099e129</meta:generator>
    <meta:document-statistic meta:table-count="0" meta:image-count="0" meta:object-count="0" meta:page-count="1" meta:paragraph-count="12" meta:word-count="145" meta:character-count="1088" meta:non-whitespace-character-count="953"/>
    <meta:user-defined meta:name="AppVersion">16.0000</meta:user-defined>
    <meta:template xlink:type="simple" xlink:actuate="onRequest" xlink:title="Normal" xlink:href=""/>
  </office:meta>
</office:document-meta>
</file>